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c62" officeooo:paragraph-rsid="0003fc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2:50:12.274735002</meta:creation-date>
    <dc:date>2019-03-03T01:07:52.280512729</dc:date>
    <meta:editing-duration>PT2H7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